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9">
            <text:p>Verify that on "Reset password" page "Confirm new password" value needs to be<text:s/></text:p>
            <text:p>equal to "Password" valu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the link for password reset</text:p>
          </table:table-cell>
          <table:table-cell office:value-type="string" table:style-name="ce3">
            <text:p>"Re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Enter @Password in "New Password" field</text:p>
          </table:table-cell>
          <table:table-cell office:value-type="string" table:style-name="ce3">
            <text:p>"New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0. Enter @ConfirmNewPassword in "Confirm new password" field</text:p>
          </table:table-cell>
          <table:table-cell office:value-type="string" table:style-name="ce3">
            <text:p>"Confirm new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Click on "Reset password" button</text:p>
          </table:table-cell>
          <table:table-cell office:value-type="string" table:style-name="ce4">
            <text:p>"Confirm new password" field is red and there is following validation message displayed: "Confirm password value needs to be equal to password."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NewPassword</text:p>
          </table:table-cell>
          <table:table-cell office:value-type="string" table:style-name="ce3">
            <text:p>ZJGjdkjf?848_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nfirmNewPassword</text:p>
          </table:table-cell>
          <table:table-cell office:value-type="string" table:style-name="ce3">
            <text:p>Abc845!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35:38Z</meta:creation-date>
    <dc:date>2022-07-01T08:39:20Z</dc:date>
  </office:meta>
</office:document-meta>
</file>